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Tibetan Machine Uni" svg:font-family="'Tibetan Machine Un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widows="2" fo:text-indent="0cm" style:auto-text-indent="false" style:writing-mode="lr-tb"/>
      <style:text-properties fo:color="#000f1e" style:font-name="Times New Roman" fo:font-size="12pt" fo:font-weight="normal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widows="2" fo:text-indent="0cm" style:auto-text-indent="false" style:writing-mode="lr-tb"/>
      <style:text-properties fo:color="#000000" style:font-name="Times New Roman" fo:font-size="12pt" fo:font-weight="normal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widows="2" fo:text-indent="0cm" style:auto-text-indent="false"/>
      <style:text-properties fo:color="#000000" style:font-name="Times New Roman" fo:font-size="12pt" fo:font-weight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widows="2" fo:text-indent="0cm" style:auto-text-indent="false"/>
      <style:text-properties fo:color="#000000" style:font-name="Times New Roman" fo:font-size="12pt" fo:font-weight="normal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widows="2" fo:text-indent="0cm" style:auto-text-indent="false"/>
      <style:text-properties fo:color="#000f1e" style:font-name="Times New Roman" fo:font-size="12pt" fo:font-weight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widows="2" fo:text-indent="0cm" style:auto-text-indent="false"/>
      <style:text-properties fo:color="#000f1e" style:font-name="Times New Roman" fo:font-size="12pt" fo:font-weight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widows="2" fo:text-indent="0cm" style:auto-text-indent="false"/>
      <style:text-properties fo:color="#000f1e" style:font-name="Times New Roman" fo:font-size="12pt" style:text-underline-style="solid" style:text-underline-width="auto" style:text-underline-color="font-color" fo:font-weight="bold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widows="2" fo:text-indent="0cm" style:auto-text-indent="false"/>
      <style:text-properties fo:color="#000f1e" fo:font-size="12pt" fo:font-weight="normal"/>
    </style:style>
    <style:style style:name="P9" style:family="paragraph" style:parent-style-name="Standard">
      <style:paragraph-properties fo:text-align="start" style:justify-single-word="false" style:writing-mode="lr-tb"/>
    </style:style>
    <style:style style:name="P10" style:family="paragraph" style:parent-style-name="Standard">
      <style:paragraph-properties fo:text-align="center" style:justify-single-word="false" fo:break-before="column"/>
      <style:text-properties fo:color="#000f1e" fo:font-weight="bold"/>
    </style:style>
    <style:style style:name="P11" style:family="paragraph" style:parent-style-name="Standard" style:list-style-name="L2">
      <style:paragraph-properties fo:margin-top="0cm" fo:margin-bottom="0cm" fo:line-height="100%" fo:text-align="start" style:justify-single-word="false" fo:widows="2" style:writing-mode="lr-tb"/>
    </style:style>
    <style:style style:name="P12" style:family="paragraph" style:parent-style-name="Standard">
      <style:paragraph-properties fo:margin-top="0cm" fo:margin-bottom="0cm" fo:line-height="100%" fo:text-align="start" style:justify-single-word="false" fo:widows="2" style:writing-mode="lr-tb"/>
      <style:text-properties fo:color="#000f1e" style:font-name="Times New Roman" fo:font-size="12pt" fo:font-weight="normal"/>
    </style:style>
    <style:style style:name="P13" style:family="paragraph" style:parent-style-name="Standard" style:list-style-name="L1">
      <style:paragraph-properties fo:margin-top="0cm" fo:margin-bottom="0cm" fo:line-height="100%" fo:text-align="start" style:justify-single-word="false" fo:widows="2" style:writing-mode="lr-tb"/>
      <style:text-properties fo:color="#000f1e" style:font-name="Times New Roman" fo:font-size="12pt" fo:font-weight="normal"/>
    </style:style>
    <style:style style:name="P14" style:family="paragraph" style:parent-style-name="Standard">
      <style:paragraph-properties fo:margin-top="0cm" fo:margin-bottom="0cm" fo:line-height="100%" fo:text-align="start" style:justify-single-word="false" fo:widows="2" style:writing-mode="lr-tb"/>
      <style:text-properties fo:color="#000000" style:font-name="Times New Roman" fo:font-size="12pt" fo:font-weight="normal"/>
    </style:style>
    <style:style style:name="P15" style:family="paragraph" style:parent-style-name="Standard" style:list-style-name="L3">
      <style:paragraph-properties fo:margin-top="0cm" fo:margin-bottom="0cm" fo:line-height="100%" fo:text-align="start" style:justify-single-word="false" fo:widows="2" style:writing-mode="lr-tb"/>
      <style:text-properties fo:color="#000000" style:font-name="Times New Roman" fo:font-size="12pt" fo:font-weight="normal"/>
    </style:style>
    <style:style style:name="P16" style:family="paragraph" style:parent-style-name="Standard" style:list-style-name="L4">
      <style:paragraph-properties fo:margin-top="0cm" fo:margin-bottom="0cm" fo:line-height="100%" fo:text-align="start" style:justify-single-word="false" fo:widows="2" style:writing-mode="lr-tb"/>
      <style:text-properties fo:color="#000000" style:font-name="Times New Roman" fo:font-size="12pt" fo:font-weight="normal"/>
    </style:style>
    <style:style style:name="P17" style:family="paragraph" style:parent-style-name="Standard" style:list-style-name="L6">
      <style:paragraph-properties fo:margin-top="0cm" fo:margin-bottom="0cm" fo:line-height="100%" fo:text-align="start" style:justify-single-word="false" fo:widows="2" style:writing-mode="lr-tb"/>
      <style:text-properties fo:color="#000000" style:font-name="Times New Roman" fo:font-size="12pt" fo:font-weight="normal"/>
    </style:style>
    <style:style style:name="P18" style:family="paragraph" style:parent-style-name="Standard" style:list-style-name="L7">
      <style:paragraph-properties fo:margin-top="0cm" fo:margin-bottom="0cm" fo:line-height="100%" fo:text-align="start" style:justify-single-word="false" fo:widows="2" style:writing-mode="lr-tb"/>
      <style:text-properties fo:color="#000000" style:font-name="Times New Roman" fo:font-size="12pt" fo:font-weight="normal"/>
    </style:style>
    <style:style style:name="P19" style:family="paragraph" style:parent-style-name="Standard">
      <style:paragraph-properties fo:margin-top="0cm" fo:margin-bottom="0cm" fo:line-height="100%" fo:text-align="start" style:justify-single-word="false" fo:widows="2" style:writing-mode="lr-tb"/>
      <style:text-properties fo:color="#000000" style:font-name="Times New Roman" fo:font-size="12pt" style:text-underline-style="none" fo:font-weight="normal"/>
    </style:style>
    <style:style style:name="P20" style:family="paragraph" style:parent-style-name="Standard" style:list-style-name="L9">
      <style:paragraph-properties fo:margin-top="0cm" fo:margin-bottom="0cm" fo:line-height="100%" fo:text-align="start" style:justify-single-word="false" fo:widows="2" style:writing-mode="lr-tb"/>
      <style:text-properties fo:color="#000000" style:font-name="Times New Roman" fo:font-size="12pt" style:text-underline-style="none" fo:font-weight="normal"/>
    </style:style>
    <style:style style:name="P21" style:family="paragraph" style:parent-style-name="Standard">
      <style:paragraph-properties fo:margin-top="0cm" fo:margin-bottom="0cm" fo:line-height="100%" fo:text-align="start" style:justify-single-word="false" fo:widows="2" style:writing-mode="lr-tb">
        <style:tab-stops/>
      </style:paragraph-properties>
      <style:text-properties fo:color="#000000" style:font-name="Times New Roman" fo:font-size="12pt" style:text-underline-style="none" fo:font-weight="normal"/>
    </style:style>
    <style:style style:name="P22" style:family="paragraph" style:parent-style-name="Standard" style:list-style-name="L10">
      <style:paragraph-properties fo:margin-top="0cm" fo:margin-bottom="0cm" fo:line-height="100%" fo:text-align="start" style:justify-single-word="false" fo:widows="2" style:writing-mode="lr-tb">
        <style:tab-stops/>
      </style:paragraph-properties>
      <style:text-properties fo:color="#000000" style:font-name="Times New Roman" fo:font-size="12pt" style:text-underline-style="none" fo:font-weight="normal"/>
    </style:style>
    <style:style style:name="P23" style:family="paragraph" style:parent-style-name="Standard" style:list-style-name="L8">
      <style:paragraph-properties fo:margin-top="0cm" fo:margin-bottom="0cm" fo:line-height="100%" fo:text-align="start" style:justify-single-word="false" fo:widows="2" style:writing-mode="lr-tb"/>
      <style:text-properties fo:color="#000000"/>
    </style:style>
    <style:style style:name="P24" style:family="paragraph" style:parent-style-name="Standard" style:list-style-name="L5">
      <style:paragraph-properties fo:margin-top="0cm" fo:margin-bottom="0cm" fo:line-height="100%" fo:text-align="start" style:justify-single-word="false" fo:widows="2" style:writing-mode="lr-tb"/>
      <style:text-properties fo:color="#000000"/>
    </style:style>
    <style:style style:name="P25" style:family="paragraph" style:parent-style-name="Standard">
      <style:paragraph-properties fo:margin-left="0cm" fo:margin-right="0cm" fo:margin-top="0cm" fo:margin-bottom="0cm" fo:line-height="100%" fo:text-align="start" style:justify-single-word="false" fo:widows="2" fo:text-indent="0cm" style:auto-text-indent="false" style:writing-mode="lr-tb"/>
    </style:style>
    <style:style style:name="P26" style:family="paragraph" style:parent-style-name="Standard">
      <style:paragraph-properties fo:margin-left="0cm" fo:margin-right="0cm" fo:margin-top="0cm" fo:margin-bottom="0cm" fo:line-height="100%" fo:text-align="start" style:justify-single-word="false" fo:widows="2" fo:text-indent="0cm" style:auto-text-indent="false" style:writing-mode="lr-tb"/>
      <style:text-properties fo:color="#000000" style:font-name="Times New Roman" fo:font-size="12pt" style:text-underline-style="none" fo:font-weight="normal"/>
    </style:style>
    <style:style style:name="P27" style:family="paragraph" style:parent-style-name="Standard">
      <style:paragraph-properties fo:margin-left="0cm" fo:margin-right="0cm" fo:margin-top="0cm" fo:margin-bottom="0cm" fo:line-height="100%" fo:text-align="start" style:justify-single-word="false" fo:widows="2" fo:text-indent="0cm" style:auto-text-indent="false" style:writing-mode="lr-tb"/>
      <style:text-properties fo:color="#000000" style:font-name="Times New Roman" fo:font-size="12pt" fo:font-weight="normal"/>
    </style:style>
    <style:style style:name="P28" style:family="paragraph" style:parent-style-name="Standard">
      <style:paragraph-properties fo:margin-left="0cm" fo:margin-right="0cm" fo:margin-top="0cm" fo:margin-bottom="0cm" fo:line-height="100%" fo:text-align="start" style:justify-single-word="false" fo:widows="2" fo:text-indent="0cm" style:auto-text-indent="false" style:writing-mode="lr-tb"/>
      <style:text-properties fo:color="#000000"/>
    </style:style>
    <style:style style:name="T1" style:family="text">
      <style:text-properties fo:color="#000f1e"/>
    </style:style>
    <style:style style:name="T2" style:family="text">
      <style:text-properties fo:color="#000f1e" fo:font-weight="bold"/>
    </style:style>
    <style:style style:name="T3" style:family="text">
      <style:text-properties fo:color="#000f1e" style:text-underline-style="solid" style:text-underline-width="auto" style:text-underline-color="font-color" fo:font-weight="bold"/>
    </style:style>
    <style:style style:name="T4" style:family="text">
      <style:text-properties fo:color="#000f1e" style:font-name="Times New Roman" fo:font-size="12pt" fo:language="zxx" fo:country="none" style:text-underline-style="solid" style:text-underline-width="auto" style:text-underline-color="font-color" fo:font-weight="bold"/>
    </style:style>
    <style:style style:name="T5" style:family="text">
      <style:text-properties fo:color="#000f1e" style:font-name="Times New Roman" fo:font-size="12pt" fo:font-weight="normal"/>
    </style:style>
    <style:style style:name="T6" style:family="text">
      <style:text-properties fo:color="#000f1e" style:font-name="Times New Roman" fo:font-size="12pt" style:text-underline-style="none" fo:font-weight="normal"/>
    </style:style>
    <style:style style:name="T7" style:family="text">
      <style:text-properties fo:color="#000080"/>
    </style:style>
    <style:style style:name="T8" style:family="text">
      <style:text-properties fo:color="#000080" style:text-underline-style="none"/>
    </style:style>
    <style:style style:name="T9" style:family="text">
      <style:text-properties fo:color="#808080" style:font-name="Tibetan Machine Uni" fo:font-size="11pt" fo:language="zxx" fo:country="none" style:text-underline-style="solid" style:text-underline-width="auto" style:text-underline-color="font-color" fo:font-weight="bold"/>
    </style:style>
    <style:style style:name="T10" style:family="text">
      <style:text-properties style:text-underline-style="none"/>
    </style:style>
    <style:style style:name="T11" style:family="text">
      <style:text-properties fo:language="zxx" fo:country="none" style:text-underline-style="solid" style:text-underline-width="auto" style:text-underline-color="font-color" fo:font-weight="bold"/>
    </style:style>
    <style:style style:name="T12" style:family="text">
      <style:text-properties fo:color="#000000"/>
    </style:style>
    <style:style style:name="T13" style:family="text">
      <style:text-properties fo:color="#000000" style:font-name="Times New Roman" fo:font-size="12pt" fo:font-weight="normal"/>
    </style:style>
    <style:style style:name="T14" style:family="text">
      <style:text-properties fo:color="#000000" style:font-name="Times New Roman" fo:font-size="12pt" style:text-underline-style="none" fo:font-weight="normal"/>
    </style:style>
    <style:style style:name="T15" style:family="text">
      <style:text-properties fo:color="#000000" style:text-underline-style="none"/>
    </style:style>
    <style:style style:name="T16" style:family="text">
      <style:text-properties style:font-name="Times New Roman" fo:font-size="12pt" fo:font-weight="normal"/>
    </style:style>
    <style:style style:name="T17" style:family="text">
      <style:text-properties style:font-name="Times New Roman" fo:font-size="12pt" style:text-underline-style="none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23cm" fo:text-indent="-0.635cm" fo:margin-left="1.3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">JIBIN JOSE</text:p>
        <text:p text:style-name="P7"><text:s text:c="152"/></text:p>
        <text:p text:style-name="P4"><text:span text:style-name="T2">Address</text:span><text:span text:style-name="T1">: Pallippurathukunnel(H), Manjoor P.O, Kottayam, 686603, Kerala</text:span></text:p>
        <text:p text:style-name="P6">Mobile: +91-9447767688</text:p>
        <text:p text:style-name="P6">E-Mail: jibin.jacob13@gmail.com</text:p>
        <text:p text:style-name="P4"><text:span text:style-name="T1">Blog: </text:span><text:span text:style-name="T7">https://jibinjacob13.wordpress.com/</text:span></text:p>
        <text:p text:style-name="P4"><text:span text:style-name="T1">Source Code: </text:span><text:span text:style-name="T7">https://github.com/jibin-jacob-jose</text:span></text:p>
        <text:p text:style-name="P9"><text:span text:style-name="T9">Summary</text:span><text:span text:style-name="T3"><text:tab/><text:tab/><text:tab/> <text:s text:c="98"/></text:span></text:p>
        <text:p text:style-name="P8"><text:tab/></text:p>
        <text:p text:style-name="P8"><text:s text:c="20"/>Computer Science fresher passionate about <text:s/>Programming. Currently learning Python/Javascript etc <text:s/>by reading books, writing code and participating in MOOC’s. Looking forward to working with a team of enthusiastic programmers preferably on Linux/Open Source based technologies.</text:p>
        <text:p text:style-name="P3"/>
        <text:p text:style-name="P5">Education<text:tab/><text:tab/>Lourdes Matha College Of Science and Technology,</text:p>
        <text:p text:style-name="P5"><text:tab/><text:tab/>Thiruvanathapuram, Kerala University,</text:p>
        <text:p text:style-name="P5"><text:tab/><text:tab/>B.Tech in Computer Science, </text:p>
        <text:p text:style-name="P5"><text:tab/><text:tab/>2009-2013Batch.</text:p>
        <text:p text:style-name="P3"/>
        <text:p text:style-name="P5">Technical Skills <text:tab/>Languages <text:s text:c="8"/>: <text:s/>Python, Exposure to Javascript, Scheme.</text:p>
        <text:p text:style-name="P5"><text:tab/> <text:s text:c="18"/>Frameworks <text:s text:c="5"/>: <text:s/>Flask, Django</text:p>
        <text:p text:style-name="P5"><text:tab/><text:tab/>Version control : <text:s/>Git</text:p>
        <text:p text:style-name="P5"><text:tab/><text:tab/><text:tab/></text:p>
        <text:p text:style-name="P3"/>
        <text:p text:style-name="P3"><text:span text:style-name="T9">Online Courses</text:span><text:span text:style-name="T4"> <text:s text:c="125"/></text:span></text:p>
        <text:p text:style-name="P2"/>
        <text:list xml:id="list1900977082" text:style-name="L1">
          <text:list-item>
            <text:p text:style-name="P13">Doing “6.00.1x Introduction To Computer Science and Programming Using Python” from MITx (Edx). <text:s/>The objective of the course was to teach basic ideas of computer science and software engineering <text:s/>using python programming language. <text:s/>It was a nice opportunity to learn python together with some computer science aspects from one of the best universities in the world.</text:p>
          </text:list-item>
        </text:list>
        <text:p text:style-name="P12"/>
        <text:list xml:id="list466364603" text:continue-numbering="true" text:style-name="L1">
          <text:list-item>
            <text:p text:style-name="P13">Doing “FP101x Introduction to Functional Programming from DelftX(Edx). The objective if the course is to teach the foundations of functional programming and how to apply them in the real world.</text:p>
          </text:list-item>
        </text:list>
        <text:p text:style-name="P1"/>
        <text:p text:style-name="P1"><text:span text:style-name="T9">Learning Activities</text:span><text:span text:style-name="T11"> <text:s text:c="472"/></text:span></text:p>
        <text:p text:style-name="P1"/>
        <text:list xml:id="list668223824" text:style-name="L2">
          <text:list-item>
            <text:p text:style-name="P11"><text:span text:style-name="T13">Reading SICP (</text:span><text:a xlink:type="simple" xlink:href="http://mitpress.mit.edu/sicp/"><text:span text:style-name="T12">http://mitpress.mit.edu/sicp/</text:span></text:a><text:span text:style-name="T13">) and working out the exercises </text:span></text:p>
          </text:list-item>
        </text:list>
        <text:p text:style-name="P26"><text:tab/><text:a xlink:type="simple" xlink:href="https://github.com/jibin-jacob-jose/SICP">https://github.com/jibin-jacob-jose/SICP</text:a></text:p>
        <text:p text:style-name="P14"/>
        <text:list xml:id="list632556902" text:style-name="L3">
          <text:list-item>
            <text:p text:style-name="P15">Reading “Think Python” and working out the exercises<text:tab/></text:p>
          </text:list-item>
        </text:list>
        <text:p text:style-name="P28"><text:span text:style-name="T16"><text:tab/></text:span><text:a xlink:type="simple" xlink:href="https://github.com/jibin-jacob-jose/think_python"><text:span text:style-name="T16">https://github.com/jibin-jacob-jose/think_python</text:span></text:a></text:p>
        <text:p text:style-name="P14"/>
        <text:list xml:id="list1847852131" text:style-name="L4">
          <text:list-item>
            <text:p text:style-name="P16">Reading the “Python practice book” and working out the exercises </text:p>
          </text:list-item>
        </text:list>
        <text:p text:style-name="P25"><text:span text:style-name="T13"><text:tab/></text:span><text:a xlink:type="simple" xlink:href="https://github.com/jibin-jacob-jose/Anand_Python-Book">https://github.com/jibin-jacob-jose/Anand_Python-Book</text:a></text:p>
        <text:p text:style-name="P2"><text:soft-page-break/></text:p>
        <text:list xml:id="list711065654" text:style-name="L5">
          <text:list-item>
            <text:p text:style-name="P24"><text:span text:style-name="T16">Working out exercises provided by “Google Python Class”</text:span></text:p>
          </text:list-item>
        </text:list>
        <text:p text:style-name="P2"><text:tab/><text:a xlink:type="simple" xlink:href="https://github.com/jibin-jacob-jose/Google_Python">https://github.com/jibin-jacob-jose/Google_Python</text:a></text:p>
        <text:p text:style-name="P2"/>
        <text:list xml:id="list1523302225" text:style-name="L6">
          <text:list-item>
            <text:p text:style-name="P17">Learning Javascript Basics from <text:s/>Eloquent Javascript</text:p>
          </text:list-item>
        </text:list>
        <text:p text:style-name="P2"><text:tab/><text:a xlink:type="simple" xlink:href="https://github.com/jibin-jacob-jose/Eloquent_Javascript-Book">https://github.com/jibin-jacob-jose/Eloquent_Javascript-Book</text:a></text:p>
        <text:p text:style-name="P2"/>
        <text:list xml:id="list714117188" text:style-name="L7">
          <text:list-item>
            <text:p text:style-name="P18">Studied <text:s/>Python code for Huffman Data Compression,Water Bucket Problem and <text:s/>a simple Lisp Interpreter (written in Python) and converted them to Javascript.</text:p>
          </text:list-item>
        </text:list>
        <text:p text:style-name="P26"><text:tab/><text:a xlink:type="simple" xlink:href="https://github.com/jibin-jacob-jose/javaScript/">https://github.com/jibin-jacob-jose/javaScript/</text:a></text:p>
        <text:p text:style-name="P26"><text:tab/><text:a xlink:type="simple" xlink:href="https://github.com/jibin-jacob-jose/waterbucket">https://github.com/jibin-jacob-jose/waterbucket</text:a></text:p>
        <text:p text:style-name="P25"><text:span text:style-name="T14"><text:tab/></text:span><text:a xlink:type="simple" xlink:href="https://github.com/jibin-jacob-jose/Lisp-Interpreter">https://github.com/jibin-jacob-jose/Lisp-Interpreter</text:a></text:p>
        <text:p text:style-name="P28"/>
        <text:list xml:id="list782865038" text:style-name="L8">
          <text:list-item>
            <text:p text:style-name="P23"><text:span text:style-name="T16">Implemented a simple blog application using both Flask and </text:span><text:span text:style-name="T17">Django</text:span></text:p>
          </text:list-item>
        </text:list>
        <text:p text:style-name="P25"><text:span text:style-name="T14"><text:tab/></text:span><text:a xlink:type="simple" xlink:href="https://github.com/jibin-jacob-jose/Blog-Engine-Using-Django">https://github.com/jibin-jacob-jose/Blog-Engine-Using-Django</text:a></text:p>
        <text:p text:style-name="P26"><text:tab/><text:a xlink:type="simple" xlink:href="https://github.com/jibin-jacob-jose/Blog-Engine-Using-Flask">https://github.com/jibin-jacob-jose/Blog-Engine-Using-Flask</text:a></text:p>
        <text:p text:style-name="P19"/>
        <text:list xml:id="list493764105" text:style-name="L9">
          <text:list-item>
            <text:p text:style-name="P20">Implemented simple paint application using both Flask and Django plus Javascript</text:p>
          </text:list-item>
        </text:list>
        <text:p text:style-name="P28"><text:span text:style-name="T17"><text:tab/></text:span><text:a xlink:type="simple" xlink:href="https://github.com/jibin-jacob-jose/Paint-App-Using-Flask-Sqlite3">https://github.com/jibin-jacob-jose/Paint-App-Using-Flask-Sqlite3</text:a></text:p>
        <text:p text:style-name="P26"><text:tab/><text:a xlink:type="simple" xlink:href="https://github.com/jibin-jacob-jose/Paint-App-Using-Django">https://github.com/jibin-jacob-jose/Paint-App-Using-Django</text:a></text:p>
        <text:p text:style-name="P21"/>
        <text:list xml:id="list1123072294" text:style-name="L10">
          <text:list-item>
            <text:p text:style-name="P22">Implemented shorturl application using both Flask and Django</text:p>
          </text:list-item>
        </text:list>
        <text:p text:style-name="P25"><text:span text:style-name="T14"><text:tab/></text:span><text:a xlink:type="simple" xlink:href="https://github.com/jibin-jacob-jose/URL-Shortner-Using-Django">https://github.com/jibin-jacob-jose/URL-Shortner-Using-Django</text:a></text:p>
        <text:p text:style-name="P25"><text:span text:style-name="T14"><text:tab/></text:span><text:a xlink:type="simple" xlink:href="https://github.com/jibin-jacob-jose/URL-Shortner-Using-Flask">https://github.com/jibin-jacob-jose/URL-Shortner-Using-Flask</text:a></text:p>
        <text:p text:style-name="P28"><text:span text:style-name="T17"/></text:p>
        <text:p text:style-name="P28"><text:span text:style-name="T17"><text:tab/></text:span></text:p>
        <text:p text:style-name="P26"/>
        <text:p text:style-name="P26"/>
        <text:p text:style-name="P2"/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Tibetan Machine Uni" svg:font-family="'Tibetan Machine Un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3" style:display-name="Contents 3" style:family="paragraph" style:class="index">
      <style:paragraph-properties fo:margin="100%" fo:margin-left="3.81cm" fo:margin-right="0cm" fo:margin-top="0cm" fo:margin-bottom="0cm" fo:text-indent="-0.762cm" style:auto-text-indent="false"/>
    </style:style>
    <style:style style:name="Section_20_Heading" style:display-name="Section Heading" style:family="paragraph" style:parent-style-name="Numbered_20_Heading_20_1">
      <style:paragraph-properties fo:margin="100%" fo:margin-left="0cm" fo:margin-right="0cm" fo:margin-top="0cm" fo:margin-bottom="0cm" fo:text-indent="0cm" style:auto-text-indent="false">
        <style:tab-stops>
          <style:tab-stop style:position="2.794cm"/>
        </style:tab-stops>
      </style:paragraph-properties>
    </style:style>
    <style:style style:name="Contents_20_4" style:display-name="Contents 4" style:family="paragraph" style:class="index">
      <style:paragraph-properties fo:margin="100%" fo:margin-left="5.08cm" fo:margin-right="0cm" fo:margin-top="0cm" fo:margin-bottom="0cm" fo:text-indent="-0.762cm" style:auto-text-indent="false"/>
    </style:style>
    <style:style style:name="Lower_20_Roman_20_List" style:display-name="Lower Roman List" style:family="paragraph">
      <style:paragraph-properties fo:margin="100%" fo:margin-left="1.27cm" fo:margin-right="0cm" fo:margin-top="0cm" fo:margin-bottom="0cm" fo:text-indent="-0.762cm" style:auto-text-indent="false"/>
    </style:style>
    <style:style style:name="Endnote" style:family="paragraph" style:class="extra">
      <style:paragraph-properties fo:margin="100%" fo:margin-left="0.508cm" fo:margin-right="0cm" fo:margin-top="0cm" fo:margin-bottom="0cm" fo:text-indent="-0.508cm" style:auto-text-indent="false"/>
    </style:style>
    <style:style style:name="Plain_20_Text" style:display-name="Plain Text" style:family="paragraph">
      <style:text-properties style:font-name="Courier New"/>
    </style:style>
    <style:style style:name="Footnote_20_Text" style:display-name="Footnote Text" style:family="paragraph">
      <style:text-properties fo:font-size="10pt"/>
    </style:style>
    <style:style style:name="Block_20_Text" style:display-name="Block Text" style:family="paragraph">
      <style:paragraph-properties fo:margin="100%" fo:margin-left="2.54cm" fo:margin-right="2.54cm" fo:margin-top="0cm" fo:margin-bottom="0.212cm" fo:text-indent="0cm" style:auto-text-indent="false"/>
    </style:style>
    <style:style style:name="Contents_20_Header" style:display-name="Contents Header" style:family="paragraph">
      <style:paragraph-properties fo:margin-top="0.423cm" fo:margin-bottom="0.212cm" fo:text-align="center" style:justify-single-word="false"/>
      <style:text-properties style:font-name="Arial" fo:font-size="16pt" fo:font-weight="bold"/>
    </style:style>
    <style:style style:name="Contents_20_1" style:display-name="Contents 1" style:family="paragraph" style:class="index">
      <style:paragraph-properties fo:margin="100%" fo:margin-left="1.27cm" fo:margin-right="0cm" fo:margin-top="0cm" fo:margin-bottom="0cm" fo:text-indent="-0.762cm" style:auto-text-indent="false"/>
    </style:style>
    <style:style style:name="Contents_20_2" style:display-name="Contents 2" style:family="paragraph" style:class="index">
      <style:paragraph-properties fo:margin="100%" fo:margin-left="2.54cm" fo:margin-right="0cm" fo:margin-top="0cm" fo:margin-bottom="0cm" fo:text-indent="-0.762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Heading_20_1" style:display-name="Heading 1" style:family="paragraph" style:class="text">
      <style:paragraph-properties fo:margin-top="0.776cm" fo:margin-bottom="0.106cm"/>
      <style:text-properties style:font-name="Arial" fo:font-size="17pt" fo:font-weight="bold"/>
    </style:style>
    <style:style style:name="Heading_20_2" style:display-name="Heading 2" style:family="paragraph" style:class="text">
      <style:paragraph-properties fo:margin-top="0.776cm" fo:margin-bottom="0.106cm"/>
      <style:text-properties style:font-name="Arial" fo:font-size="14pt" fo:font-weight="bold"/>
    </style:style>
    <style:style style:name="Heading_20_3" style:display-name="Heading 3" style:family="paragraph" style:class="text">
      <style:paragraph-properties fo:margin-top="0.776cm" fo:margin-bottom="0.106cm"/>
      <style:text-properties style:font-name="Arial" fo:font-size="12pt" fo:font-weight="bold"/>
    </style:style>
    <style:style style:name="Heading_20_4" style:display-name="Heading 4" style:family="paragraph" style:class="text">
      <style:paragraph-properties fo:margin-top="0.776cm" fo:margin-bottom="0.106cm"/>
      <style:text-properties style:font-name="Arial" fo:font-size="12pt" fo:font-weight="bold"/>
    </style:style>
    <style:style style:name="Numbered_20_Heading_20_1" style:display-name="Numbered Heading 1" style:family="paragraph" style:parent-style-name="Heading_20_1">
      <style:paragraph-properties fo:margin="100%" fo:margin-left="0cm" fo:margin-right="0cm" fo:margin-top="0cm" fo:margin-bottom="0cm" fo:text-indent="0cm" style:auto-text-indent="false">
        <style:tab-stops>
          <style:tab-stop style:position="0.76cm"/>
        </style:tab-stops>
      </style:paragraph-properties>
    </style:style>
    <style:style style:name="Numbered_20_Heading_20_2" style:display-name="Numbered Heading 2" style:family="paragraph" style:parent-style-name="Heading_20_2">
      <style:paragraph-properties fo:margin="100%" fo:margin-left="0cm" fo:margin-right="0cm" fo:margin-top="0cm" fo:margin-bottom="0cm" fo:text-indent="0cm" style:auto-text-indent="false">
        <style:tab-stops>
          <style:tab-stop style:position="0.76cm"/>
        </style:tab-stops>
      </style:paragraph-properties>
    </style:style>
    <style:style style:name="Numbered_20_Heading_20_3" style:display-name="Numbered Heading 3" style:family="paragraph" style:parent-style-name="Heading_20_3">
      <style:paragraph-properties fo:margin="100%" fo:margin-left="0cm" fo:margin-right="0cm" fo:margin-top="0cm" fo:margin-bottom="0cm" fo:text-indent="0cm" style:auto-text-indent="false">
        <style:tab-stops>
          <style:tab-stop style:position="0.76cm"/>
        </style:tab-stops>
      </style:paragraph-properties>
    </style:style>
    <style:style style:name="Footnote" style:family="paragraph" style:class="extra">
      <style:paragraph-properties fo:margin="100%" fo:margin-left="0.508cm" fo:margin-right="0cm" fo:margin-top="0cm" fo:margin-bottom="0cm" fo:text-indent="-0.508cm" style:auto-text-indent="false"/>
      <style:text-properties fo:font-size="10pt"/>
    </style:style>
    <style:style style:name="Chapter_20_Heading" style:display-name="Chapter Heading" style:family="paragraph" style:parent-style-name="Numbered_20_Heading_20_1">
      <style:paragraph-properties fo:margin="100%" fo:margin-left="0cm" fo:margin-right="0cm" fo:margin-top="0cm" fo:margin-bottom="0cm" fo:text-indent="0cm" style:auto-text-indent="false">
        <style:tab-stops>
          <style:tab-stop style:position="2.794cm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Wed Sep 24 22:56:20 2014
</meta:creation-date>
    <dc:date>2014-10-25T14:24:18</dc:date>
    <meta:editing-duration>PT40M6S</meta:editing-duration>
    <meta:editing-cycles>25</meta:editing-cycles>
    <dc:creator>jacob </dc:creator>
    <meta:document-statistic meta:table-count="0" meta:image-count="0" meta:object-count="0" meta:page-count="2" meta:paragraph-count="46" meta:word-count="293" meta:character-count="3716" meta:non-whitespace-character-count="2526"/>
  </office:meta>
</office:document-meta>
</file>